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2.C1" style:family="table-cell">
      <style:table-cell-properties fo:border="0.002cm solid #000000" fo:background-color="#e6e6e6" fo:padding="0.097cm">
        <style:background-image/>
      </style:table-cell-properties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weight="bold" fo:font-style="normal" style:font-size-asian="10pt" style:font-name="Verdana" style:font-size-complex="10pt" fo:font-size="10pt" style:font-style-asian="normal" style:font-style-complex="normal" style:font-weight-complex="bold" style:font-weight-asian="bold"/>
    </style:style>
    <style:style style:name="P2" style:parent-style-name="Table_20_Contents" style:family="paragraph">
      <style:text-properties fo:font-weight="normal" fo:font-style="normal" style:font-size-asian="10pt" style:font-name="Verdana" style:font-size-complex="10pt" fo:font-size="10pt" style:font-style-asian="normal" style:font-style-complex="normal" style:font-weight-complex="normal" style:font-weight-asian="normal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/>
      <text:section text:style-name="Sect1" text:name="Section1">
        <text:h text:outline-level="1" text:style-name="Heading_20_1">Tableau group1</text:h>
        <table:table table:name="Tableau2" table:style-name="Tableau2">
          <table:table-column table:number-columns-repeated="3" table:style-name="Tableau2.A"/>
          <table:table-header-rows>
            <table:table-row>
              <table:table-cell office:value-type="string" table:style-name="Tableau2.A1">
                <text:p text:style-name="P1">First name</text:p>
              </table:table-cell>
              <table:table-cell office:value-type="string" table:style-name="Tableau2.A1">
                <text:p text:style-name="P1">Last name</text:p>
              </table:table-cell>
              <table:table-cell office:value-type="string" table:style-name="Tableau2.C1">
                <text:p text:style-name="P1">Address</text:p>
              </table:table-cell>
            </table:table-row>
          </table:table-header-rows>
          <table:table-row>
            <table:table-cell office:value-type="string" table:style-name="Tableau2.A2">
              <text:p text:style-name="P2">P1 first name</text:p>
            </table:table-cell>
            <table:table-cell office:value-type="string" table:style-name="Tableau2.A2">
              <text:p text:style-name="P2">P1 last name</text:p>
            </table:table-cell>
            <table:table-cell office:value-type="string" table:style-name="Tableau2.C2">
              <text:p text:style-name="P2">P1 address</text:p>
            </table:table-cell>
          </table:table-row>
          <table:table-row>
            <table:table-cell office:value-type="string" table:style-name="Tableau2.A2">
              <text:p text:style-name="P2">P2 first name</text:p>
            </table:table-cell>
            <table:table-cell office:value-type="string" table:style-name="Tableau2.A2">
              <text:p text:style-name="P2">P2 last name</text:p>
            </table:table-cell>
            <table:table-cell office:value-type="string" table:style-name="Tableau2.C2">
              <text:p text:style-name="P2">P2 address</text:p>
            </table:table-cell>
          </table:table-row>
          <table:table-row>
            <table:table-cell office:value-type="string" table:style-name="Tableau2.A2">
              <text:p text:style-name="P2">P3 first name</text:p>
            </table:table-cell>
            <table:table-cell office:value-type="string" table:style-name="Tableau2.A2">
              <text:p text:style-name="P2">P3 last name</text:p>
            </table:table-cell>
            <table:table-cell office:value-type="string" table:style-name="Tableau2.C2">
              <text:p text:style-name="P2">P3 address</text:p>
            </table:table-cell>
          </table:table-row>
        </table:table>
      </text:section>
      <text:section text:style-name="Sect1" text:name="Section1">
        <text:h text:outline-level="1" text:style-name="Heading_20_1">Tableau group2</text:h>
        <table:table table:name="Tableau2" table:style-name="Tableau2">
          <table:table-column table:number-columns-repeated="3" table:style-name="Tableau2.A"/>
          <table:table-header-rows>
            <table:table-row>
              <table:table-cell office:value-type="string" table:style-name="Tableau2.A1">
                <text:p text:style-name="P1">First name</text:p>
              </table:table-cell>
              <table:table-cell office:value-type="string" table:style-name="Tableau2.A1">
                <text:p text:style-name="P1">Last name</text:p>
              </table:table-cell>
              <table:table-cell office:value-type="string" table:style-name="Tableau2.C1">
                <text:p text:style-name="P1">Address</text:p>
              </table:table-cell>
            </table:table-row>
          </table:table-header-rows>
          <table:table-row>
            <table:table-cell office:value-type="string" table:style-name="Tableau2.A2">
              <text:p text:style-name="P2">RA first name</text:p>
            </table:table-cell>
            <table:table-cell office:value-type="string" table:style-name="Tableau2.A2">
              <text:p text:style-name="P2">RA last name</text:p>
            </table:table-cell>
            <table:table-cell office:value-type="string" table:style-name="Tableau2.C2">
              <text:p text:style-name="P2">RA address</text:p>
            </table:table-cell>
          </table:table-row>
          <table:table-row>
            <table:table-cell office:value-type="string" table:style-name="Tableau2.A2">
              <text:p text:style-name="P2">RB first name</text:p>
            </table:table-cell>
            <table:table-cell office:value-type="string" table:style-name="Tableau2.A2">
              <text:p text:style-name="P2">RB last name</text:p>
            </table:table-cell>
            <table:table-cell office:value-type="string" table:style-name="Tableau2.C2">
              <text:p text:style-name="P2">RB address</text:p>
            </table:table-cell>
          </table:table-row>
        </table:table>
      </text:section>
      <text:section text:style-name="Sect1" text:name="Section1">
        <text:h text:outline-level="1" text:style-name="Heading_20_1">Tableau toto</text:h>
        <text:p text:style-name="Standard">This group does not contain any person.</text:p>
      </text:section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5T07:30:48</dc:date>
    <dc:language>fr-BE</dc:language>
    <meta:editing-cycles>13</meta:editing-cycles>
    <meta:editing-duration>PT28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17" meta:character-count="117"/>
  </office:meta>
</office:document-meta>
</file>